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orderedRequestExpectationManager.afterExpectation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orderedRequestExpectationManag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orderedRequestExpectationManager.matchRequest( Client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